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ackground-color="#c0c0c0" fo:padding="0.097cm" fo:border="0.002cm solid #000000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background-color="#c0c0c0" fo:padding="0.097cm" fo:border="0.002cm solid #000000">
        <style:background-image/>
      </style:table-cell-properties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9637*"/>
    </style:style>
    <style:style style:name="Tableau3.1" style:family="table-row">
      <style:table-row-properties style:min-row-height="17.171cm"/>
    </style:style>
    <style:style style:name="Tableau3.A1" style:family="table-cell">
      <style:table-cell-properties fo:padding="0.097cm" fo:border="0.002cm solid #000000"/>
    </style:style>
    <style:style style:name="Tableau3.2" style:family="table-row">
      <style:table-row-properties style:min-row-height="0.132cm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background-color="#c0c0c0" fo:padding="0.097cm" fo:border="0.002cm solid #000000">
        <style:background-image/>
      </style:table-cell-properties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fo:padding="0.097cm" fo:border="0.002cm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 style:list-style-name="L1">
      <style:paragraph-properties fo:text-align="justify" style:justify-single-word="false"/>
    </style:style>
    <style:style style:name="P11" style:family="paragraph" style:parent-style-name="Table_20_Contents" style:list-style-name="L2">
      <style:paragraph-properties fo:text-align="justify" style:justify-single-word="false"/>
    </style:style>
    <style:style style:name="P12" style:family="paragraph" style:parent-style-name="Table_20_Contents" style:list-style-name="L4">
      <style:paragraph-properties fo:text-align="justify" style:justify-single-word="false"/>
    </style:style>
    <style:style style:name="P13" style:family="paragraph" style:parent-style-name="Table_20_Contents" style:list-style-name="L3"/>
    <style:style style:name="P14" style:family="paragraph" style:parent-style-name="Table_20_Contents" style:list-style-name="L5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header-rows>
          <table:table-row>
            <table:table-cell table:style-name="Tableau1.A1" office:value-type="string">
              <text:p text:style-name="P2">Projet Master 1/2 - Compte rendu de réunion</text:p>
            </table:table-cell>
          </table:table-row>
        </table:table-header-rows>
      </table:table>
      <text:p text:style-name="P3"/>
      <table:table table:name="Tableau2" table:style-name="Tableau2">
        <table:table-column table:style-name="Tableau2.A"/>
        <table:table-header-rows>
          <table:table-row>
            <table:table-cell table:style-name="Tableau2.A1" office:value-type="string">
              <text:p text:style-name="P5">N° Projet:07</text:p>
              <text:p text:style-name="P5">Titre Projet:Robocode</text:p>
              <text:p text:style-name="P5">Nom Etudiants:Stamboule, Rovelli, Crepin, Colombeau</text:p>
              <text:p text:style-name="P5"/>
              <text:p text:style-name="P5">Date de réunion (obligatoire):21/11/2012</text:p>
              <text:p text:style-name="P5">Personnes présentes (obligatoire):Ludovic Bonnefoy</text:p>
              <text:p text:style-name="P5"/>
            </table:table-cell>
          </table:table-row>
        </table:table-header-rows>
      </table:table>
      <table:table table:name="Tableau3" table:style-name="Tableau3">
        <table:table-column table:style-name="Tableau3.A"/>
        <table:table-header-rows>
          <table:table-row table:style-name="Tableau3.1">
            <table:table-cell table:style-name="Tableau3.A1" office:value-type="string">
              <text:p text:style-name="P6">Points abordés:</text:p>
              <text:p text:style-name="P7"/>
              <text:p text:style-name="P7">Nous avons abordé les principes de chaque algorithmes</text:p>
              <text:list xml:id="list2439764149326232553" text:style-name="L1">
                <text:list-item>
                  <text:p text:style-name="P10">réseau de neurones : algorithmes d'apprentissage</text:p>
                </text:list-item>
                <text:list-item>
                  <text:p text:style-name="P10">algorithme génétique : algorithme d'optimisation des solutions</text:p>
                </text:list-item>
              </text:list>
              <text:p text:style-name="P7">Pour avoir plus de précision sur chaque algorithme, notre tuteur nous a indiqué de nous adresser à : </text:p>
              <text:list xml:id="list2240937324629620255" text:style-name="L2">
                <text:list-item>
                  <text:p text:style-name="P11">Algorithme génétique : Boris Détienne</text:p>
                </text:list-item>
                <text:list-item>
                  <text:p text:style-name="P11">Algorithme neuronal : Juan Manuel Torres</text:p>
                </text:list-item>
              </text:list>
              <text:p text:style-name="P7">Nous avons parler des frameworks qu'on va utiliser, et du modèle d'études, c'est a dire sur quelle éléments faire reposer notre fonction d'évaluation (fitness).</text:p>
              <text:p text:style-name="P7">Sachant qu'il existe deux grands axes sur les quels le modèle peut s'appliquer :</text:p>
              <text:list xml:id="list253734885347110929" text:style-name="L4">
                <text:list-item>
                  <text:p text:style-name="P12">Le déplacement</text:p>
                </text:list-item>
                <text:list-item>
                  <text:p text:style-name="P12">La gestion du tir (tourelle)</text:p>
                </text:list-item>
              </text:list>
              <text:p text:style-name="P7">Plusieurs paramètres semblent inévitable :</text:p>
              <text:list xml:id="list8922187617073908811" text:style-name="L5">
                <text:list-item>
                  <text:p text:style-name="P14">Radar (positions des ennemis, projectiles adverse, colisions)</text:p>
                </text:list-item>
                <text:list-item>
                  <text:p text:style-name="P14">Orientation du gameplay (offensif, défensif)</text:p>
                </text:list-item>
              </text:list>
              <text:p text:style-name="P7"/>
              <text:p text:style-name="P7"/>
              <text:p text:style-name="P7"/>
              <text:p text:style-name="P7"/>
            </table:table-cell>
          </table:table-row>
        </table:table-header-rows>
        <table:table-row table:style-name="Tableau3.2">
          <table:table-cell table:style-name="Tableau3.A2" office:value-type="string">
            <text:p text:style-name="P6"/>
          </table:table-cell>
        </table:table-row>
      </table:table>
      <table:table table:name="Tableau4" table:style-name="Tableau4">
        <table:table-column table:style-name="Tableau4.A"/>
        <table:table-header-rows>
          <table:table-row>
            <table:table-cell table:style-name="Tableau4.A1" office:value-type="string">
              <text:p text:style-name="P2">Projet Master 1/2 - Compte rendu de réunion</text:p>
            </table:table-cell>
          </table:table-row>
        </table:table-header-rows>
      </table:table>
      <text:p text:style-name="Standard"/>
      <table:table table:name="Tableau5" table:style-name="Tableau5">
        <table:table-column table:style-name="Tableau5.A"/>
        <table:table-header-rows>
          <text:soft-page-break/>
          <table:table-row>
            <table:table-cell table:style-name="Tableau5.A1" office:value-type="string">
              <text:p text:style-name="P4">Travail réalisé:</text:p>
              <text:p text:style-name="Table_20_Contents"/>
              <text:p text:style-name="Table_20_Contents">Étude théorique des algorithmes nécessaire a la conception du robotcode.</text:p>
              <text:p text:style-name="Table_20_Contents"/>
              <text:p text:style-name="Table_20_Contents">Étude framework fourni avec robocode.</text:p>
              <text:p text:style-name="Table_20_Contents"/>
              <text:p text:style-name="Table_20_Contents">Choix des frameworks :</text:p>
              <text:list xml:id="list2801130945143001565" text:style-name="L3">
                <text:list-item>
                  <text:p text:style-name="P13">Algorithme génétique : JGAP</text:p>
                </text:list-item>
                <text:list-item>
                  <text:p text:style-name="P13">Algorithme réseau de neurones : Neuroph</text:p>
                </text:list-item>
              </text:list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  <table:table-row>
          <table:table-cell table:style-name="Tableau5.A2" office:value-type="string">
            <text:p text:style-name="P4"/>
          </table:table-cell>
        </table:table-row>
        <table:table-row>
          <table:table-cell table:style-name="Tableau5.A2" office:value-type="string">
            <text:p text:style-name="P4"/>
          </table:table-cell>
        </table:table-row>
      </table:table>
      <text:p text:style-name="Standard"/>
      <table:table table:name="Tableau6" table:style-name="Tableau6">
        <table:table-column table:style-name="Tableau6.A"/>
        <table:table-header-rows>
          <table:table-row>
            <table:table-cell table:style-name="Tableau6.A1" office:value-type="string">
              <text:p text:style-name="P4">Travail à réaliser:</text:p>
              <text:p text:style-name="Table_20_Contents"/>
              <text:p text:style-name="Table_20_Contents">Recherche du model sur lequel on va appliquer nos algorithmes</text:p>
              <text:p text:style-name="Table_20_Contents">- definition des critères des solutions (évaluations pour le fitness)</text:p>
              <text:p text:style-name="Table_20_Contents">-affiner la recherche sur les différents frameworks</text:p>
              <text:p text:style-name="Table_20_Contents">Mise à niveau du site web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  <table:table-row>
          <table:table-cell table:style-name="Tableau6.A2" office:value-type="string">
            <text:p text:style-name="P4"/>
          </table:table-cell>
        </table:table-row>
      </table:table>
      <text:p text:style-name="Standard"/>
      <table:table table:name="Tableau7" table:style-name="Tableau7">
        <table:table-column table:style-name="Tableau7.A"/>
        <table:table-header-rows>
          <text:soft-page-break/>
          <table:table-row>
            <table:table-cell table:style-name="Tableau7.A1" office:value-type="string">
              <text:p text:style-name="P4">Date prochaine réunion:</text:p>
              <text:p text:style-name="Table_20_Contents"/>
            </table:table-cell>
          </table:table-row>
        </table:table-header-rows>
      </table:table>
      <table:table table:name="Tableau8" table:style-name="Tableau8">
        <table:table-column table:style-name="Tableau8.A"/>
        <table:table-header-rows>
          <table:table-row>
            <table:table-cell table:style-name="Tableau8.A1" office:value-type="string">
              <text:p text:style-name="Table_20_Contents"/>
            </table:table-cell>
          </table:table-row>
        </table:table-header-rows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Corinne Fredouille</meta:initial-creator>
    <meta:creation-date>2006-09-01T15:41:08</meta:creation-date>
    <dc:date>2012-11-23T19:30:11.34</dc:date>
    <dc:language>fr-FR</dc:language>
    <meta:editing-cycles>16</meta:editing-cycles>
    <meta:editing-duration>PT2H1M26S</meta:editing-duration>
    <meta:document-statistic meta:table-count="8" meta:image-count="0" meta:object-count="0" meta:page-count="4" meta:paragraph-count="34" meta:word-count="227" meta:character-count="1516"/>
    <meta:user-defined meta:name="Info 1"/>
    <meta:user-defined meta:name="Info 2"/>
    <meta:user-defined meta:name="Info 3"/>
    <meta:user-defined meta:name="Info 4"/>
  </office:meta>
</office:document-meta>
</file>